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22pt" style:font-size-asian="28pt" style:font-size-complex="28pt"/>
    </style:style>
    <style:style style:name="P4" style:family="paragraph">
      <style:text-properties fo:font-size="24pt" style:font-size-asian="32pt" style:font-size-complex="32pt"/>
    </style:style>
    <style:style style:name="P5" style:family="paragraph">
      <style:paragraph-properties fo:text-align="start"/>
    </style:style>
    <style:style style:name="P6" style:family="paragraph">
      <style:paragraph-properties fo:text-align="start"/>
      <style:text-properties fo:font-style="normal" style:font-style-asian="normal" style:font-style-complex="normal"/>
    </style:style>
    <style:style style:name="P7" style:family="paragraph">
      <style:text-properties fo:font-size="28pt" style:font-size-asian="40pt" style:font-size-complex="40pt"/>
    </style:style>
    <style:style style:name="P8" style:family="paragraph">
      <style:text-properties fo:font-size="22pt" style:font-size-asian="26pt" style:font-size-complex="26pt"/>
    </style:style>
    <style:style style:name="P9" style:family="paragraph">
      <style:text-properties fo:font-size="26pt" style:font-size-asian="36pt" style:font-size-complex="36pt"/>
    </style:style>
    <style:style style:name="T1" style:family="text">
      <style:text-properties style:text-position="0% 100%"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33% 58%"/>
    </style:style>
    <style:style style:name="T5" style:family="text">
      <style:text-properties fo:font-weight="normal" style:font-weight-asian="normal" style:font-weight-complex="normal"/>
    </style:style>
    <style:style style:name="T6" style:family="text">
      <style:text-properties style:text-position="-33% 58%" fo:font-weight="normal" style:font-weight-asian="normal" style:font-weight-complex="normal"/>
    </style:style>
    <style:style style:name="T7" style:family="text">
      <style:text-properties style:text-position="0% 100%" fo:font-weight="normal" style:font-weight-asian="normal" style:font-weight-complex="normal"/>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text-position="-33% 58%" fo:font-size="14pt" style:font-size-asian="14pt" style:font-size-complex="14pt"/>
    </style:style>
    <style:style style:name="T12" style:family="text">
      <style:text-properties style:text-position="0% 100%"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ize="22pt" style:font-size-asian="28pt" style:font-size-complex="28pt"/>
    </style:style>
    <style:style style:name="T15" style:family="text">
      <style:text-properties fo:font-size="22pt" fo:font-style="italic" style:font-size-asian="28pt" style:font-style-asian="italic" style:font-size-complex="28pt" style:font-style-complex="italic"/>
    </style:style>
    <style:style style:name="T16" style:family="text">
      <style:text-properties style:text-position="33% 58%" fo:font-style="italic" style:font-style-asian="italic" style:font-style-complex="italic"/>
    </style:style>
    <style:style style:name="T17" style:family="text">
      <style:text-properties style:font-name="Calibri3" style:font-name-asian="Calibri3" style:font-name-complex="Calibri3"/>
    </style:style>
    <style:style style:name="T18" style:family="text">
      <style:text-properties style:font-name="Calibri2" style:font-name-asian="Calibri3" style:font-name-complex="Calibri3"/>
    </style:style>
    <style:style style:name="T19" style:family="text">
      <style:text-properties style:font-name="Calibri3" fo:font-style="italic" style:font-name-asian="Calibri3" style:font-style-asian="italic" style:font-name-complex="Calibri3" style:font-style-complex="italic"/>
    </style:style>
    <style:style style:name="T20" style:family="text">
      <style:text-properties style:font-name="Calibri2" fo:font-style="italic" style:font-name-asian="Calibri3" style:font-style-asian="italic" style:font-name-complex="Calibri3" style:font-style-complex="italic"/>
    </style:style>
    <style:style style:name="T21" style:family="text">
      <style:text-properties style:text-position="-33% 58%" style:font-name="Calibri2" fo:font-style="italic" style:font-name-asian="Calibri3" style:font-style-asian="italic" style:font-name-complex="Calibri3" style:font-style-complex="italic"/>
    </style:style>
    <style:style style:name="T22" style:family="text">
      <style:text-properties style:text-position="0% 100%"/>
    </style:style>
    <style:style style:name="T23" style:family="text">
      <style:text-properties fo:font-size="20pt" style:font-size-asian="24pt" style:font-size-complex="24pt"/>
    </style:style>
    <style:style style:name="T24" style:family="text">
      <style:text-properties fo:font-size="24pt" style:font-size-asian="32pt" style:font-size-complex="32pt"/>
    </style:style>
    <style:style style:name="T25" style:family="text">
      <style:text-properties fo:font-style="normal" style:font-style-asian="normal" style:font-style-complex="normal"/>
    </style:style>
    <style:style style:name="T26" style:family="text">
      <style:text-properties style:font-name="Calibri3" fo:font-style="normal" style:font-name-asian="Calibri3" style:font-style-asian="normal" style:font-name-complex="Calibri3" style:font-style-complex="normal"/>
    </style:style>
    <style:style style:name="T27" style:family="text">
      <style:text-properties style:text-position="-33% 58%" style:font-name="Calibri3" fo:font-style="normal" style:font-name-asian="Calibri3" style:font-style-asian="normal" style:font-name-complex="Calibri3" style:font-style-complex="normal"/>
    </style:style>
    <style:style style:name="T28" style:family="text">
      <style:text-properties style:text-position="0% 100%" style:font-name="Calibri3" fo:font-style="normal" style:font-name-asian="Calibri3" style:font-style-asian="normal" style:font-name-complex="Calibri3" style:font-style-complex="normal"/>
    </style:style>
    <style:style style:name="T29" style:family="text">
      <style:text-properties style:text-position="33% 58%" style:font-name="Calibri3" fo:font-style="normal" style:font-name-asian="Calibri3" style:font-style-asian="normal" style:font-name-complex="Calibri3" style:font-style-complex="normal"/>
    </style:style>
    <style:style style:name="T30" style:family="text">
      <style:text-properties fo:font-size="28pt" style:font-size-asian="40pt" style:font-size-complex="40pt"/>
    </style:style>
    <style:style style:name="T31" style:family="text">
      <style:text-properties fo:font-size="22pt" style:font-size-asian="26pt" style:font-size-complex="26pt"/>
    </style:style>
    <style:style style:name="T32" style:family="text">
      <style:text-properties fo:font-size="22pt" fo:font-weight="normal" style:font-size-asian="26pt" style:font-weight-asian="normal" style:font-size-complex="26pt" style:font-weight-complex="normal"/>
    </style:style>
    <style:style style:name="T33" style:family="text">
      <style:text-properties fo:font-size="22pt" fo:font-weight="bold" style:font-size-asian="26pt" style:font-weight-asian="bold" style:font-size-complex="26pt" style:font-weight-complex="bold"/>
    </style:style>
    <style:style style:name="T34" style:family="text">
      <style:text-properties fo:font-size="22pt" fo:font-style="italic" fo:font-weight="bold" style:font-size-asian="26pt" style:font-style-asian="italic" style:font-weight-asian="bold" style:font-size-complex="26pt" style:font-style-complex="italic" style:font-weight-complex="bold"/>
    </style:style>
    <style:style style:name="T35" style:family="text">
      <style:text-properties fo:font-size="22pt" fo:font-style="italic" fo:font-weight="normal" style:font-size-asian="26pt" style:font-style-asian="italic" style:font-weight-asian="normal" style:font-size-complex="26pt" style:font-style-complex="italic" style:font-weight-complex="normal"/>
    </style:style>
    <style:style style:name="T36" style:family="text">
      <style:text-properties fo:font-size="26pt" style:font-size-asian="36pt" style:font-size-complex="36pt"/>
    </style:style>
    <style:style style:name="T37" style:family="text">
      <style:text-properties fo:font-size="26pt" fo:font-style="italic" fo:font-weight="bold" style:font-size-asian="36pt" style:font-style-asian="italic" style:font-weight-asian="bold" style:font-size-complex="36pt" style:font-style-complex="italic" style:font-weight-complex="bold"/>
    </style:style>
    <style:style style:name="T38" style:family="text">
      <style:text-properties style:text-position="-33% 58%"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style:font-name="Calibri3" fo:font-weight="normal" style:font-name-asian="Calibri3" style:font-weight-asian="normal" style:font-name-complex="Calibri3" style:font-weight-complex="normal"/>
    </style:style>
    <style:style style:name="T41" style:family="text">
      <style:text-properties style:font-name="Calibri2" fo:font-weight="normal" style:font-name-asian="Calibri3" style:font-weight-asian="normal" style:font-name-complex="Calibri3" style:font-weight-complex="normal"/>
    </style:style>
    <style:style style:name="T42" style:family="text">
      <style:text-properties style:font-name="Calibri2" fo:font-style="italic" fo:font-weight="normal" style:font-name-asian="Calibri3" style:font-style-asian="italic" style:font-weight-asian="normal" style:font-name-complex="Calibri3" style:font-style-complex="italic" style:font-weight-complex="normal"/>
    </style:style>
    <style:style style:name="T43" style:family="text">
      <style:text-properties style:font-name="Calibri3" fo:font-style="normal" fo:font-weight="normal" style:font-name-asian="Calibri3" style:font-style-asian="normal" style:font-weight-asian="normal" style:font-name-complex="Calibri3" style:font-style-complex="normal" style:font-weight-complex="normal"/>
    </style:style>
    <style:style style:name="T44" style:family="text">
      <style:text-properties style:font-name="Calibri3" fo:font-style="italic" fo:font-weight="normal" style:font-name-asian="Calibri3" style:font-style-asian="italic" style:font-weight-asian="normal" style:font-name-complex="Calibri3" style:font-style-complex="italic" style:font-weight-complex="normal"/>
    </style:style>
    <style:style style:name="T45" style:family="text">
      <style:text-properties style:font-name="Calibri3" fo:font-style="normal" fo:font-weight="bold" style:font-name-asian="Calibri3" style:font-style-asian="normal" style:font-weight-asian="bold" style:font-name-complex="Calibri3"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der Begriff Massenpunkt?</text:p>
          </draw:text-box>
        </draw:frame>
        <draw:frame presentation:style-name="pr2" draw:layer="layout" svg:width="25.199cm" svg:height="12.18cm" svg:x="1.4cm" svg:y="4.914cm" presentation:class="subtitle">
          <draw:text-box>
            <text:p>Man versteht unter einem <text:span text:style-name="T1">Massenpunkt</text:span> einen physikalischen Körper mit einer Masse <text:span text:style-name="T2">m</text:span>, aber mit allseitig vernachlässigbarer Ausdehnung.</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leistet die Kinematik?</text:p>
          </draw:text-box>
        </draw:frame>
        <draw:frame presentation:style-name="pr2" draw:layer="layout" svg:width="25.199cm" svg:height="12.18cm" svg:x="1.4cm" svg:y="4.914cm" presentation:class="subtitle">
          <draw:text-box>
            <text:p>Die <text:span text:style-name="T3">Kinematik</text:span> stellt die mathematischen und physikalischen Begriffe zusammen, um die Bewegung eines Massenpunktes zu beschreibe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Bahnkurve eines Massenpunktes?</text:p>
          </draw:text-box>
        </draw:frame>
        <draw:frame presentation:style-name="pr2" draw:layer="layout" svg:width="25.199cm" svg:height="12.18cm" svg:x="1.4cm" svg:y="4.914cm" presentation:class="subtitle">
          <draw:text-box>
            <text:p>Die Bahnkurve ist die zeitliche Abfolge der Aufenthaltsorte eines Körpers oder Massenpunktes:</text:p>
            <text:p><text:span text:style-name="T3">r</text:span>(t)</text:p>
          </draw:text-box>
        </draw:frame>
        <draw:frame draw:style-name="gr2" draw:text-style-name="P1" draw:layer="layout" svg:width="14.182cm" svg:height="2.506cm" svg:x="6.908cm" svg:y="13.246cm">
          <text:p/>
          <draw:object xlink:href="../Bahnkurve.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m Ortsvektor eines Massenpunktes?</text:p>
          </draw:text-box>
        </draw:frame>
        <draw:frame presentation:style-name="pr2" draw:layer="layout" svg:width="25.199cm" svg:height="12.18cm" svg:x="1.4cm" svg:y="4.914cm" presentation:class="subtitle">
          <draw:text-box>
            <text:p>Der Ortsvektor beschreibt den Aufenthaltsort eines Körpers zum Zeitpunkt t:</text:p>
            <text:p><text:span text:style-name="T3">r</text:span>(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Geschwindigkeit eines Massenpunktes?</text:p>
          </draw:text-box>
        </draw:frame>
        <draw:frame presentation:style-name="pr2" draw:layer="layout" svg:width="25.199cm" svg:height="12.18cm" svg:x="1.4cm" svg:y="4.914cm" presentation:class="subtitle">
          <draw:text-box>
            <text:p>Die Geschwindigkeit ist die Änderung des Geschwindigkeitsvektors mit der Zeit, also seine zeitliche Ableitung:</text:p>
            <text:p><text:s/><text:span text:style-name="T3">v</text:span>(t)</text:p>
          </draw:text-box>
        </draw:frame>
        <draw:frame draw:style-name="gr2" draw:text-style-name="P1" draw:layer="layout" svg:width="8.932cm" svg:height="2.392cm" svg:x="9.533cm" svg:y="13.503cm">
          <text:p/>
          <draw:object xlink:href="../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Beschleunigung eines Massenpunktes?</text:p>
          </draw:text-box>
        </draw:frame>
        <draw:frame presentation:style-name="pr2" draw:layer="layout" svg:width="25.199cm" svg:height="12.18cm" svg:x="1.4cm" svg:y="4.914cm" presentation:class="subtitle">
          <draw:text-box>
            <text:p>Die Beschleunigung ist die Änderung des Ortsvektors mit der Zeit, also seine zeitliche Ableitung:</text:p>
            <text:p><text:span text:style-name="T3">a</text:span>(t)</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ie lauten die Komponenten der Geschwindigkeit eines Massenpunktes in Zylinderkoordinaten?</text:p>
          </draw:text-box>
        </draw:frame>
        <draw:frame presentation:style-name="pr2" draw:layer="layout" svg:width="25.199cm" svg:height="12.18cm" svg:x="1.4cm" svg:y="4.914cm" presentation:class="subtitle" presentation:placeholder="true">
          <draw:text-box/>
        </draw:frame>
        <draw:frame draw:style-name="gr2" draw:text-style-name="P1" draw:layer="layout" svg:width="9.286cm" svg:height="1.168cm" svg:x="9.356cm" svg:y="9.915cm">
          <text:p/>
          <draw:object xlink:href="../Geschwindigkeit%20Zylinderkoordinaten.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ie lauten die Komponenten der Geschwindigkeit eines Massenpunktes in Kugelkoordinaten?</text:p>
          </draw:text-box>
        </draw:frame>
        <draw:frame presentation:style-name="pr2" draw:layer="layout" svg:width="25.199cm" svg:height="12.18cm" svg:x="1.4cm" svg:y="4.914cm" presentation:class="subtitle" presentation:placeholder="true">
          <draw:text-box/>
        </draw:frame>
        <draw:frame draw:style-name="gr2" draw:text-style-name="P1" draw:layer="layout" svg:width="11.329cm" svg:height="1.206cm" svg:x="8.335cm" svg:y="9.896cm">
          <text:p/>
          <draw:object xlink:href="../Geschwindigkeit%20Kugelkoordinaten.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Geben Sie den Orts- und den Geschwindigkeitsvektor für die gleichförmig geradlinige Bewegung des Massenpunktes an.</text:p>
          </draw:text-box>
        </draw:frame>
        <draw:frame presentation:style-name="pr2" draw:layer="layout" svg:width="25.199cm" svg:height="12.18cm" svg:x="1.4cm" svg:y="4.914cm" presentation:class="subtitle" presentation:user-transformed="true">
          <draw:text-box>
            <text:p><text:span text:style-name="T3">a</text:span>(t) = 0 ; <text:span text:style-name="T3">v</text:span>(t) = <text:span text:style-name="T3">v</text:span><text:span text:style-name="T4">0</text:span> für alle t</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Geben Sie den Orts- und den Geschwindigkeitsvektor für die gleichmäßig beschleunigte Bewegung des Massenpunktes an.</text:p>
          </draw:text-box>
        </draw:frame>
        <draw:frame presentation:style-name="pr2" draw:layer="layout" svg:width="25.199cm" svg:height="12.18cm" svg:x="1.4cm" svg:y="4.914cm" presentation:class="subtitle">
          <draw:text-box>
            <text:p><text:span text:style-name="T3">v</text:span>(t) = <text:span text:style-name="T5">v(t</text:span><text:span text:style-name="T6">0</text:span><text:span text:style-name="T5">)</text:span> + <text:span text:style-name="T3">a</text:span><text:span text:style-name="T4">0</text:span>(t − t<text:span text:style-name="T6">0</text:span><text:span text:style-name="T7">); </text:span><text:span text:style-name="T1">a</text:span><text:span text:style-name="T7">(t) = </text:span><text:span text:style-name="T1">a</text:span><text:span text:style-name="T6">0</text:span><text:span text:style-name="T7"> für alle t</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gleichförmige Kreisbewegung?</text:p>
          </draw:text-box>
        </draw:frame>
        <draw:frame presentation:style-name="pr2" draw:layer="layout" svg:width="25.199cm" svg:height="12.18cm" svg:x="1.4cm" svg:y="4.914cm" presentation:class="subtitle">
          <draw:text-box>
            <text:p>Wenn sich die <text:span text:style-name="T3">Winkelgeschwindigkeit</text:span> nicht ändert:</text:p>
            <text:p/>
            <text:p>ω = const ⇐⇒ <text:span text:style-name="T1">gleichförmige</text:span> Kreisbewegung</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Formulieren Sie die Newton'schen Axiome.</text:p>
          </draw:text-box>
        </draw:frame>
        <draw:frame presentation:style-name="pr5" draw:text-style-name="P2" draw:layer="layout" svg:width="25.199cm" svg:height="12.18cm" svg:x="1.4cm" svg:y="4.915cm" presentation:class="subtitle" presentation:user-transformed="true">
          <draw:text-box>
            <text:p><text:span text:style-name="T8">(lex prima, Galilei'sches Trägheitsgesetz)</text:span></text:p>
            <text:p><text:span text:style-name="T9">Es gibt Koordinatensysteme, in denen ein kräftefreier Körper (Massenpunkt) im</text:span></text:p>
            <text:p><text:span text:style-name="T9">Zustand der Ruhe oder der geradlinig gleichförmigen Bewegung verharrt. Solche</text:span></text:p>
            <text:p><text:span text:style-name="T9">Systeme sollen </text:span><text:span text:style-name="T10">Inertialsysteme</text:span><text:span text:style-name="T9"> heißen.</text:span></text:p>
            <text:p><text:span text:style-name="T9"/></text:p>
            <text:p><text:span text:style-name="T8">(lex secunda, Bewegungsgesetz)</text:span></text:p>
            <text:p><text:span text:style-name="T9">Die Änderung des Impulses ist der Einwirkung der bewegenden Kraft proportional und geschieht in Richtung der Kraft.</text:span></text:p>
            <text:p><text:span text:style-name="T9"/></text:p>
            <text:p><text:span text:style-name="T9"/></text:p>
            <text:p><text:span text:style-name="T8">(lex tertia, Reaktionsprinzip, actio = reactio)</text:span></text:p>
            <text:p><text:span text:style-name="T10">F</text:span><text:span text:style-name="T11">12</text:span><text:span text:style-name="T9"> : Kraft des Körpers 2 auf Körper 1 ,</text:span></text:p>
            <text:p><text:span text:style-name="T10">F</text:span><text:span text:style-name="T11">21</text:span><text:span text:style-name="T9"> : Kraft des Körpers 1 auf Körper 2 .</text:span></text:p>
            <text:p><text:span text:style-name="T9">Dann gilt:</text:span></text:p>
            <text:p><text:span text:style-name="T10">F</text:span><text:span text:style-name="T11">12</text:span><text:span text:style-name="T9"> = −</text:span><text:span text:style-name="T10">F</text:span><text:span text:style-name="T11">21</text:span><text:span text:style-name="T9"> .</text:span></text:p>
            <text:p><text:span text:style-name="T9"/></text:p>
            <text:p><text:span text:style-name="T8">(Corollarium, Superpositionsprinzip)</text:span></text:p>
            <text:p><text:span text:style-name="T9">Wirken auf einen Massenpunkt mehrere Kräfte </text:span><text:span text:style-name="T10">F</text:span><text:span text:style-name="T11">1</text:span><text:span text:style-name="T9">, </text:span><text:span text:style-name="T10">F</text:span><text:span text:style-name="T11">2</text:span><text:span text:style-name="T9">, . . . , </text:span><text:span text:style-name="T10">F</text:span><text:span text:style-name="T11">n</text:span><text:span text:style-name="T9">, so addieren sich diese wie Vektoren zu einer Resultanten</text:span></text:p>
          </draw:text-box>
        </draw:frame>
        <draw:frame draw:style-name="gr2" draw:text-style-name="P1" draw:layer="layout" svg:width="3cm" svg:height="1cm" svg:x="12.113cm" svg:y="9.803cm">
          <text:p/>
          <draw:object xlink:href="../lex%20secunda.odf" xlink:type="simple" xlink:show="embed" xlink:actuate="onLoad"/>
          <draw:image xlink:href="./ObjectReplacements/Object 5" xlink:type="simple" xlink:show="embed" xlink:actuate="onLoad"/>
        </draw:frame>
        <draw:frame draw:style-name="gr2" draw:text-style-name="P1" draw:layer="layout" svg:width="1.52cm" svg:height="1cm" svg:x="12.987cm" svg:y="16.503cm">
          <text:p/>
          <draw:object xlink:href="../corollari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as versteht man unter träger und schwerer Masse?</text:p>
          </draw:text-box>
        </draw:frame>
        <draw:frame presentation:style-name="pr2" draw:layer="layout" svg:width="25.199cm" svg:height="12.18cm" svg:x="1.4cm" svg:y="4.914cm" presentation:class="subtitle">
          <draw:text-box>
            <text:p>Die Träge Masse m<text:span text:style-name="T4">t</text:span><text:span text:style-name="T7"> ist ein </text:span><text:span text:style-name="T12">Trägheitswiderstand</text:span><text:span text:style-name="T7">, die Schwere Masse m</text:span><text:span text:style-name="T6">s</text:span><text:span text:style-name="T7"> lässt sich im Schwerefeld der Erde bestimmen. Die Schwere Masse ist also abhängig von der Beschleunigung, während die Träge Masse eine intrinsische Materlialeigenschaft ist.</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In welchem Zusammenhang stehen träge und schwere Masse?</text:p>
          </draw:text-box>
        </draw:frame>
        <draw:frame presentation:style-name="pr2" draw:layer="layout" svg:width="25.199cm" svg:height="12.18cm" svg:x="1.4cm" svg:y="4.914cm" presentation:class="subtitle" presentation:user-transformed="true">
          <draw:text-box>
            <text:p>m<text:span text:style-name="T4">s</text:span> ~ m<text:span text:style-name="T4">t</text:span>, also m<text:span text:style-name="T4">s</text:span>/m<text:span text:style-name="T4">t</text:span> = const.</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elches Gesetz bezeichnet man als die dynamische Grundgleichung der Klassischen Mechanik?</text:p>
          </draw:text-box>
        </draw:frame>
        <draw:frame presentation:style-name="pr2" draw:layer="layout" svg:width="25.199cm" svg:height="12.18cm" svg:x="1.4cm" svg:y="4.914cm" presentation:class="subtitle">
          <draw:text-box>
            <text:p>Das Bewegungsgesetz:</text:p>
            <text:p/>
          </draw:text-box>
        </draw:frame>
        <draw:frame draw:style-name="gr2" draw:text-style-name="P1" draw:layer="layout" svg:width="6.573cm" svg:height="6.627cm" svg:x="10.713cm" svg:y="11.086cm">
          <text:p/>
          <draw:object xlink:href="../Dynamische%20Grundgleichung%20der%20Klassischen%20Mechanik.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ist eine Zentralkraft?</text:p>
          </draw:text-box>
        </draw:frame>
        <draw:frame presentation:style-name="pr2" draw:layer="layout" svg:width="25.199cm" svg:height="12.18cm" svg:x="1.4cm" svg:y="4.914cm" presentation:class="subtitle">
          <draw:text-box>
            <text:p>Die Zentralkraft wirkt radial von einem Zentrum bei r = 0 nach außen (f &gt; 0) oder auf das Zentrum hin (f &lt; 0).</text:p>
          </draw:text-box>
        </draw:frame>
        <draw:frame draw:style-name="gr2" draw:text-style-name="P1" draw:layer="layout" svg:width="10.491cm" svg:height="1.168cm" svg:x="8.754cm" svg:y="12.215cm">
          <text:p/>
          <draw:object xlink:href="../Zentralkraf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ist ein Inertialsystem?</text:p>
          </draw:text-box>
        </draw:frame>
        <draw:frame presentation:style-name="pr2" draw:layer="layout" svg:width="25.199cm" svg:height="12.18cm" svg:x="1.4cm" svg:y="4.914cm" presentation:class="subtitle">
          <draw:text-box>
            <text:p>Inertialsysteme sind Systeme, in denen sich ein kräftefreier Massenpunkt mit <text:span text:style-name="T13">v</text:span> = const auf einer Geraden bewegt.</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einer Galilei-Transformation?</text:p>
          </draw:text-box>
        </draw:frame>
        <draw:frame presentation:style-name="pr2" draw:layer="layout" svg:width="25.199cm" svg:height="12.18cm" svg:x="1.4cm" svg:y="4.914cm" presentation:class="subtitle">
          <draw:text-box>
            <text:p>Eine Galilei-Transformation ist eine Transformation, die ein Inertialsystem in ein Inertialsystem transformiert:</text:p>
            <text:p><text:span text:style-name="T3">r</text:span> = <text:span text:style-name="T3">v</text:span><text:span text:style-name="T4">0</text:span>t + <text:span text:style-name="T3">r</text:span> ;<text:tab/>t = t .</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Definieren Sie den Begriff Scheinkraft.</text:p>
          </draw:text-box>
        </draw:frame>
        <draw:frame presentation:style-name="pr2" draw:layer="layout" svg:width="25.199cm" svg:height="12.18cm" svg:x="1.4cm" svg:y="4.914cm" presentation:class="subtitle" presentation:user-transformed="true">
          <draw:text-box>
            <text:p>Scheinkräfte sind Kräfte, die in Nicht-Inertialsystemen auftreten. Sie sorgen dafür dass ein kräftefreier Massenpunkt im Nicht-Inertialsystem eine solche Scheinkraft erfährt, dass er vom Inertialsystem aus gesehen eine geradlinig gleichförmige Bewegung ausführt.</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Erläutern Sie die Bedeutung der Coriolis-Kraft.</text:p>
          </draw:text-box>
        </draw:frame>
        <draw:frame presentation:style-name="pr2" draw:layer="layout" svg:width="25.199cm" svg:height="12.18cm" svg:x="1.4cm" svg:y="4.914cm" presentation:class="subtitle" presentation:user-transformed="true">
          <draw:text-box>
            <text:p>Die Corioliskraft beruht auf der Trägheit des Teilchens, ist von der Geschwindigkeit abhängig und sorgt dafür, dass ein Teilchen in einem rotierenden System von einem Inertialsystem aus betrachtet eine geradlinige Bewegung ausführt.</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Erläutern Sie die Bedeutung der Zentrifugalkraft.</text:p>
          </draw:text-box>
        </draw:frame>
        <draw:frame presentation:style-name="pr2" draw:layer="layout" svg:width="25.199cm" svg:height="12.18cm" svg:x="1.4cm" svg:y="4.914cm" presentation:class="subtitle" presentation:user-transformed="true">
          <draw:text-box>
            <text:p>Eine Zentrifugalkraft ist die Kraft, die einen Körper aus seiner Kreisbahn bringt, so dass die Bewegung von einem Inertialsystem aus betrachtet geradlinig erscheint.</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Bewegungsgleichung der kräftefreien Bewegung?</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1" draw:layer="layout" svg:width="4.455cm" svg:height="1.033cm" svg:x="11.772cm" svg:y="9.983cm">
          <text:p/>
          <draw:object xlink:href="../BWGL%20kräftefreie%20Bewegung.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elche Bewegungsform vollzieht der Massenpunkt im homogenen Schwerefeld?</text:p>
          </draw:text-box>
        </draw:frame>
        <draw:frame presentation:style-name="pr2" draw:layer="layout" svg:width="25.199cm" svg:height="12.18cm" svg:x="1.4cm" svg:y="4.914cm" presentation:class="subtitle">
          <draw:text-box>
            <text:p>Eine gleichmäßig beschleunigte Bewegung.</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text-style-name="P3" draw:layer="layout" svg:width="25.199cm" svg:height="4.929cm" svg:x="1.4cm" svg:y="0.125cm" presentation:class="title" presentation:user-transformed="true">
          <draw:text-box>
            <text:p><text:span text:style-name="T14">Wie hängt die Endgeschwindigkeit eines Körpers der Masse </text:span><text:span text:style-name="T15">m</text:span><text:span text:style-name="T14">, der mit der Anfangsgeschwindigkeit Null in der Höhe </text:span><text:span text:style-name="T15">h</text:span><text:span text:style-name="T14"> im Schwerefeld der Erde losgelassen wird, beim Aufprall auf der Erde von der Höhe </text:span><text:span text:style-name="T15">h</text:span><text:span text:style-name="T14"> und von der Masse </text:span><text:span text:style-name="T15">m</text:span><text:span text:style-name="T14"> ab?</text:span></text:p>
          </draw:text-box>
        </draw:frame>
        <draw:frame presentation:style-name="pr2" draw:layer="layout" svg:width="25.199cm" svg:height="12.18cm" svg:x="1.4cm" svg:y="4.914cm" presentation:class="subtitle">
          <draw:text-box>
            <text:p>Die Fallzeit und die Endgeschwindigkeit hängen einzig von der Höhe <text:span text:style-name="T2">h</text:span> und der Beschleunigung <text:span text:style-name="T2">g</text:span> ab, aber nicht von der Masse <text:span text:style-name="T2">m</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einer linearen Differentialgleichung n-ter Ordnung?</text:p>
          </draw:text-box>
        </draw:frame>
        <draw:frame presentation:style-name="pr2" draw:layer="layout" svg:width="25.199cm" svg:height="12.18cm" svg:x="1.4cm" svg:y="4.914cm" presentation:class="subtitle">
          <draw:text-box>
            <text:p>Eine lineare Differentialgleichung n-ter Ordnung ist eine Beziehung der Form</text:p>
            <text:p/>
            <text:p>In die die Ableitungen <text:span text:style-name="T2">x</text:span><text:span text:style-name="T16">(j)</text:span> lediglich linear eingehen:</text:p>
          </draw:text-box>
        </draw:frame>
        <draw:frame draw:style-name="gr2" draw:text-style-name="P1" draw:layer="layout" svg:width="9.637cm" svg:height="1.135cm" svg:x="9.181cm" svg:y="10.932cm">
          <text:p/>
          <draw:object xlink:href="../DGL%20n.odf" xlink:type="simple" xlink:show="embed" xlink:actuate="onLoad"/>
          <draw:image xlink:href="./ObjectReplacements/Object 10" xlink:type="simple" xlink:show="embed" xlink:actuate="onLoad"/>
        </draw:frame>
        <draw:frame draw:style-name="gr2" draw:text-style-name="P1" draw:layer="layout" svg:width="7.88cm" svg:height="2.392cm" svg:x="10.059cm" svg:y="13.003cm">
          <text:p/>
          <draw:object xlink:href="../lin%20DGL.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ormulieren Sie ein allgemeines Lösungsverfahren für lineare, homogene Differentialgleichungen.</text:p>
          </draw:text-box>
        </draw:frame>
        <draw:frame presentation:style-name="pr2" draw:layer="layout" svg:width="25.199cm" svg:height="12.18cm" svg:x="1.4cm" svg:y="4.914cm" presentation:class="subtitle">
          <draw:text-box>
            <text:p>Die allgemeine Lösung der homogenen, linearen Differentialgleichung <text:span text:style-name="T2">n</text:span>-ter Ordnung lässt sich als Linearkombination von <text:span text:style-name="T2">n</text:span> linear unabhängigen Lösungsfunktionen schreiben. Hat man z.B. durch Erraten oder Probieren <text:span text:style-name="T2">n</text:span> linear unabhängige Lösungen gefunden, so stellt eine Linearkombination derselben die allgemeine Lösung dar.</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ormulieren Sie ein allgemeines Lösungsverfahren für lineare, inhomogene Differentialgleichungen.</text:p>
          </draw:text-box>
        </draw:frame>
        <draw:frame presentation:style-name="pr2" draw:layer="layout" svg:width="25.199cm" svg:height="12.18cm" svg:x="1.4cm" svg:y="4.914cm" presentation:class="subtitle">
          <draw:text-box>
            <text:p>Suchen Sie die allgemeine Lösung der zugehörigen homogenen Differentialgleichung und eine spezielle Lösung der inhomogenen Gleichung. So ist die Summe dann bereits die gesuchte allgemeine Lösung der inhomogenen Differentialgleichung.</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sind die gebräuchlichsten Typen von Reibungskräften?</text:p>
          </draw:text-box>
        </draw:frame>
        <draw:frame presentation:style-name="pr2" draw:layer="layout" svg:width="25.199cm" svg:height="12.18cm" svg:x="1.4cm" svg:y="4.914cm" presentation:class="subtitle">
          <draw:text-box>
            <text:p>Reibung in Gasen und Flüssigkeiten</text:p>
            <text:p>und</text:p>
            <text:p>Reibung zwischen Festkörper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3" draw:layer="layout" svg:width="25.199cm" svg:height="4.929cm" svg:x="1.4cm" svg:y="0.125cm" presentation:class="title" presentation:user-transformed="true">
          <draw:text-box>
            <text:p><text:span text:style-name="T14">Wie lautet die Bewegungsgleichung eines materiellen Körpers im Schwerefeld der Erde unter dem Einfluss von Stokes'scher Reibung? Um welchen Typ Differentialgleichung handelt es sich dabei? Geben Sie eine spezielle Lösung an.</text:span></text:p>
          </draw:text-box>
        </draw:frame>
        <draw:frame presentation:style-name="pr2" draw:layer="layout" svg:width="25.199cm" svg:height="12.18cm" svg:x="1.4cm" svg:y="4.914cm" presentation:class="subtitle">
          <draw:text-box>
            <text:p>Es handelt sich um eine inhomogene DGL 2. Ordnung:</text:p>
            <text:p/>
            <text:p>Eine spezielle Lösung ist:</text:p>
            <text:p/>
            <text:p/>
            <text:p/>
            <text:p>Aus s = v<text:span text:style-name="T17">·</text:span><text:span text:style-name="T18">t und</text:span></text:p>
          </draw:text-box>
        </draw:frame>
        <draw:frame draw:style-name="gr2" draw:text-style-name="P1" draw:layer="layout" svg:width="6.202cm" svg:height="1.101cm" svg:x="10.898cm" svg:y="8.249cm">
          <text:p/>
          <draw:object xlink:href="../Stokes%20im%20Schwerefeld.odf" xlink:type="simple" xlink:show="embed" xlink:actuate="onLoad"/>
          <draw:image xlink:href="./ObjectReplacements/Object 12" xlink:type="simple" xlink:show="embed" xlink:actuate="onLoad"/>
        </draw:frame>
        <draw:frame draw:style-name="gr2" draw:text-style-name="P1" draw:layer="layout" svg:width="5.509cm" svg:height="2.26cm" svg:x="11.245cm" svg:y="10.169cm">
          <text:p/>
          <draw:object xlink:href="../Spezielle%20LSG%20Stokes%20im%20Schwerefeld%202.odf" xlink:type="simple" xlink:show="embed" xlink:actuate="onLoad"/>
          <draw:image xlink:href="./ObjectReplacements/Object 13" xlink:type="simple" xlink:show="embed" xlink:actuate="onLoad"/>
        </draw:frame>
        <draw:frame draw:style-name="gr2" draw:text-style-name="P1" draw:layer="layout" svg:width="10.968cm" svg:height="2.26cm" svg:x="8.515cm" svg:y="14.469cm">
          <text:p/>
          <draw:object xlink:href="../Spezielle%20LSG%20Stokes%20im%20Schwerefeld.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m „mathematischen“ Pendel?</text:p>
          </draw:text-box>
        </draw:frame>
        <draw:frame presentation:style-name="pr2" draw:layer="layout" svg:width="25.199cm" svg:height="12.18cm" svg:x="1.4cm" svg:y="4.914cm" presentation:class="subtitle">
          <draw:text-box>
            <text:p>Eine Abstraktion, ein Massenpunkt an einem <text:span text:style-name="T3">masselosen</text:span> Faden</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Fadenspannung?</text:p>
          </draw:text-box>
        </draw:frame>
        <draw:frame presentation:style-name="pr2" draw:layer="layout" svg:width="25.199cm" svg:height="12.18cm" svg:x="1.4cm" svg:y="4.914cm" presentation:class="subtitle">
          <draw:text-box>
            <text:p>Es ist die Zwangskraft, die das Einhalten des konstanten Abstands zum Drehpunkt sicherstellt</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Schwingungsgleichung des Fadenpendels?</text:p>
          </draw:text-box>
        </draw:frame>
        <draw:frame presentation:style-name="pr2" draw:layer="layout" svg:width="25.199cm" svg:height="12.18cm" svg:x="1.4cm" svg:y="4.914cm" presentation:class="subtitle" presentation:placeholder="true">
          <draw:text-box/>
        </draw:frame>
        <draw:frame draw:style-name="gr2" draw:text-style-name="P1" draw:layer="layout" svg:width="6.044cm" svg:height="2.327cm" svg:x="10.977cm" svg:y="9.336cm">
          <text:p/>
          <draw:object xlink:href="../Schwingungsgleichung%20des%20Fadenpendels.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Erläutern Sie am Beispiel des Fadenpendels die Begriffe Schwingungsdauer, Frequenz und Kreisfrequenz!</text:p>
          </draw:text-box>
        </draw:frame>
        <draw:frame presentation:style-name="pr2" draw:layer="layout" svg:width="25.199cm" svg:height="12.18cm" svg:x="1.4cm" svg:y="4.914cm" presentation:class="subtitle">
          <draw:text-box>
            <text:p>Die Kreisfrequenz <text:span text:style-name="T19">ω</text:span><text:span text:style-name="T18"> ist unabhängig von der Masse:</text:span></text:p>
            <text:p><text:span text:style-name="T18"/></text:p>
            <text:p><text:span text:style-name="T18"/></text:p>
            <text:p><text:span text:style-name="T18">Die Schwingungsdauer </text:span><text:span text:style-name="T19">τ</text:span><text:span text:style-name="T18"> bezeichnet die Zeit für eine volle Schwingung, bis die Masse wieder am Ausgangspunkt ankommt:</text:span></text:p>
            <text:p><text:span text:style-name="T18"/></text:p>
            <text:p><text:span text:style-name="T18"/></text:p>
            <text:p><text:span text:style-name="T18">Die Frequenz </text:span><text:span text:style-name="T19">ν</text:span><text:span text:style-name="T18"> bezeichnet die Zahl der vollen Schwingungen pro Sekunde:</text:span></text:p>
          </draw:text-box>
        </draw:frame>
        <draw:frame draw:style-name="gr2" draw:text-style-name="P1" draw:layer="layout" svg:width="3.167cm" svg:height="2.383cm" svg:x="12.416cm" svg:y="7.108cm">
          <text:p/>
          <draw:object xlink:href="../Kreisfrequenz.odf" xlink:type="simple" xlink:show="embed" xlink:actuate="onLoad"/>
          <draw:image xlink:href="./ObjectReplacements/Object 16" xlink:type="simple" xlink:show="embed" xlink:actuate="onLoad"/>
        </draw:frame>
        <draw:frame draw:style-name="gr2" draw:text-style-name="P1" draw:layer="layout" svg:width="9.288cm" svg:height="2.383cm" svg:x="9.355cm" svg:y="11.608cm">
          <text:p/>
          <draw:object xlink:href="../Schwingungsdauer.odf" xlink:type="simple" xlink:show="embed" xlink:actuate="onLoad"/>
          <draw:image xlink:href="./ObjectReplacements/Object 17" xlink:type="simple" xlink:show="embed" xlink:actuate="onLoad"/>
        </draw:frame>
        <draw:frame draw:style-name="gr2" draw:text-style-name="P1" draw:layer="layout" svg:width="8.661cm" svg:height="2.383cm" svg:x="9.669cm" svg:y="15.908cm">
          <text:p/>
          <draw:object xlink:href="../Frequenz.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ie kann man mit Hilfe des Fadenpendels die Gleichheit von träger und schwerer Masse demonstrieren?</text:p>
          </draw:text-box>
        </draw:frame>
        <draw:frame presentation:style-name="pr2" draw:layer="layout" svg:width="25.199cm" svg:height="12.18cm" svg:x="1.4cm" svg:y="4.914cm" presentation:class="subtitle">
          <draw:text-box>
            <text:p>Die experimentelle Beobachtung der U<text:span text:style-name="T18">nabhängigkeit</text:span> der <text:span text:style-name="T3">Kreisfrequenz</text:span> <text:span text:style-name="T19">ω</text:span><text:span text:style-name="T18"> von der Masse lässt sich nur durch </text:span><text:span text:style-name="T20">m</text:span><text:span text:style-name="T21">s</text:span><text:span text:style-name="T18"> ~ </text:span><text:span text:style-name="T20">m</text:span><text:span text:style-name="T21">t</text:span><text:span text:style-name="T18"> erklären:</text:span></text:p>
          </draw:text-box>
        </draw:frame>
        <draw:frame draw:style-name="gr2" draw:text-style-name="P1" draw:layer="layout" svg:width="4.252cm" svg:height="2.462cm" svg:x="11.873cm" svg:y="12.568cm">
          <text:p/>
          <draw:object xlink:href="../Kreisfrequenz%202.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ist die Einheit i der imaginären Zahlen definiert?</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1" draw:layer="layout" svg:width="7.28cm" svg:height="1.135cm" svg:x="10.359cm" svg:y="9.932cm">
          <text:p/>
          <draw:object xlink:href="../Imaginäre%20Einheit.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ist die konjugiert komplexe Zahl z<text:span text:style-name="T22">*</text:span> zu z?</text:p>
          </draw:text-box>
        </draw:frame>
        <draw:frame presentation:style-name="pr2" draw:layer="layout" svg:width="25.199cm" svg:height="12.18cm" svg:x="1.4cm" svg:y="4.914cm" presentation:class="subtitle" presentation:placeholder="true">
          <draw:text-box/>
        </draw:frame>
        <draw:frame draw:style-name="gr2" draw:text-style-name="P1" draw:layer="layout" svg:width="4.541cm" svg:height="2.21cm" svg:x="11.729cm" svg:y="10.294cm">
          <text:p/>
          <draw:object xlink:href="../Konjugiert%20Komplexes.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Polardarstellung einer komplexen Zahl?</text:p>
          </draw:text-box>
        </draw:frame>
        <draw:frame presentation:style-name="pr2" draw:layer="layout" svg:width="25.199cm" svg:height="12.18cm" svg:x="1.4cm" svg:y="4.914cm" presentation:class="subtitle">
          <draw:text-box>
            <text:p>Fasst man Real-und Imaginärteil einer komplexen Zahl als die beiden Komponenten eines zweidimensionalen Vektors auf, so entspricht der Realteil der Projektion auf die reelle Achse und der Imaginärteil der Projektion auf die imaginäre Achse.</text:p>
            <text:p>Diese kann man so durch ebene Polarkoordinaten darstellen:</text:p>
          </draw:text-box>
        </draw:frame>
        <draw:frame draw:style-name="gr2" draw:text-style-name="P1" draw:layer="layout" svg:width="14.341cm" svg:height="3.183cm" svg:x="7.929cm" svg:y="14.208cm">
          <text:p/>
          <draw:object xlink:href="../Polardarstellung.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Euler'sche Formel?</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1" draw:layer="layout" svg:width="6.93cm" svg:height="1.135cm" svg:x="10.534cm" svg:y="9.932cm">
          <text:p/>
          <draw:object xlink:href="../Eulersche%20Formel.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Definieren Sie den harmonischen Oszillator und nennen Sie verschiedene Realisierungsmöglichkeiten.</text:p>
          </draw:text-box>
        </draw:frame>
        <draw:frame presentation:style-name="pr2" draw:layer="layout" svg:width="25.199cm" svg:height="12.18cm" svg:x="1.4cm" svg:y="4.914cm" presentation:class="subtitle">
          <draw:text-box>
            <text:p>Man versteht unter dem harmonischen Oszillator ein schwingungsfähiges System, das einer charakteristischen Bewegungsgleichung von demselben Typ wie der Gleichung für das Fadenpendel genügt.</text:p>
            <text:p/>
            <text:p>Beispiele: Massenpunkt an Feder, elektrischer Schwingkreis</text:p>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as versteht man unter der Eigenfrequenz des harmonischen Oszillators?</text:p>
          </draw:text-box>
        </draw:frame>
        <draw:frame presentation:style-name="pr2" draw:layer="layout" svg:width="25.199cm" svg:height="12.18cm" svg:x="1.4cm" svg:y="4.914cm" presentation:class="subtitle">
          <draw:text-box>
            <text:p>Die dem Schwingkreis eigene Frequenz, abhängig beispielsweise von der Federkonstanten und der Masse.</text:p>
            <text:p><text:span text:style-name="T23">(Es besteht kein Bezug zu Eigenwerten oder ähnlichem!)</text:span></text:p>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1" draw:text-style-name="P4" draw:layer="layout" svg:width="25.199cm" svg:height="4.027cm" svg:x="1.4cm" svg:y="0.575cm" presentation:class="title" presentation:user-transformed="true">
          <draw:text-box>
            <text:p><text:span text:style-name="T24">Stellen Sie die Bewegungsgleichung des freien, gedämpften, linearen harmonischen Oszillators auf (Stokes'sche Reibung). Wann liegt der Schwingfall, Kriechfall oder aperiodische Grenzfall vor?</text:span></text:p>
          </draw:text-box>
        </draw:frame>
        <draw:frame presentation:style-name="pr2" draw:text-style-name="P6" draw:layer="layout" svg:width="25.199cm" svg:height="12.18cm" svg:x="1.4cm" svg:y="4.914cm" presentation:class="subtitle">
          <draw:text-box>
            <text:p text:style-name="P5"><text:span text:style-name="T25">Schwache Dämpfung:</text:span></text:p>
            <text:p text:style-name="P5"><text:span text:style-name="T26">β &lt; ω</text:span><text:span text:style-name="T27">0</text:span><text:span text:style-name="T28"> (die Wurzel wird rein imaginär)</text:span></text:p>
            <text:p text:style-name="P5"><text:span text:style-name="T26"/></text:p>
            <text:p text:style-name="P5"><text:span text:style-name="T26">Kriechfall:</text:span></text:p>
            <text:p text:style-name="P5"><text:span text:style-name="T26">β &gt; ω</text:span><text:span text:style-name="T27">0</text:span></text:p>
            <text:p text:style-name="P5"><text:span text:style-name="T26"/></text:p>
            <text:p text:style-name="P5"><text:span text:style-name="T26">Aperiodischer Grenzfall:</text:span></text:p>
            <text:p text:style-name="P5"><text:span text:style-name="T26">α</text:span><text:span text:style-name="T29">2</text:span><text:span text:style-name="T26"> = 4 k m ;</text:span><text:span text:style-name="T26"><text:tab/></text:span><text:span text:style-name="T26">β</text:span><text:span text:style-name="T29">2</text:span><text:span text:style-name="T26"> = ω</text:span><text:span text:style-name="T27">0</text:span><text:span text:style-name="T29">2</text:span><text:span text:style-name="T26"> ⇐⇒ ω = 0</text:span></text:p>
            <text:p text:style-name="P5"><text:span text:style-name="T26">(Die Wurzel verschwindet)</text:span></text:p>
          </draw:text-box>
        </draw:frame>
        <draw:frame draw:style-name="gr2" draw:text-style-name="P1" draw:layer="layout" svg:width="6.529cm" svg:height="1.101cm" svg:x="15.335cm" svg:y="8.249cm">
          <text:p/>
          <draw:object xlink:href="../Freier%20gedämpfter%20linearer%20Oszillator.odf" xlink:type="simple" xlink:show="embed" xlink:actuate="onLoad"/>
          <draw:image xlink:href="./ObjectReplacements/Object 24" xlink:type="simple" xlink:show="embed" xlink:actuate="onLoad"/>
        </draw:frame>
        <draw:frame draw:style-name="gr2" draw:text-style-name="P1" draw:layer="layout" svg:width="11.112cm" svg:height="8.36cm" svg:x="13.343cm" svg:y="10.619cm">
          <text:p/>
          <draw:object xlink:href="../Allgemeine%20Lösung%20gedämpfte%20Schwingung%202.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1" draw:text-style-name="P7" draw:layer="layout" svg:width="25.199cm" svg:height="4.714cm" svg:x="1.4cm" svg:y="0.233cm" presentation:class="title" presentation:user-transformed="true">
          <draw:text-box>
            <text:p><text:span text:style-name="T30">Zeichnen Sie qualitativ für den aperiodischen Grenzfall die Lösung x(t) des gedämpften harmonischen Oszillators. Wie viele Nulldurchgänge sind möglich?</text:span></text:p>
          </draw:text-box>
        </draw:frame>
        <draw:frame presentation:style-name="pr2" draw:layer="layout" svg:width="25.199cm" svg:height="12.18cm" svg:x="1.4cm" svg:y="4.914cm" presentation:class="subtitle">
          <draw:text-box>
            <text:p>Maximal einer</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ann ist der harmonische Oszillator rascher gedämpft, im aperiodischen Grenzfall oder im Kriechfall?</text:p>
          </draw:text-box>
        </draw:frame>
        <draw:frame presentation:style-name="pr2" draw:layer="layout" svg:width="25.199cm" svg:height="12.18cm" svg:x="1.4cm" svg:y="4.914cm" presentation:class="subtitle">
          <draw:text-box>
            <text:p>Im aperiodischen Grenzfall</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 draw:text-style-name="P7" draw:layer="layout" svg:width="25.199cm" svg:height="4.714cm" svg:x="1.4cm" svg:y="0.232cm" presentation:class="title" presentation:user-transformed="true">
          <draw:text-box>
            <text:p><text:span text:style-name="T30">Stellen Sie die Bewegungsgleichung für den linearen, gedämpften, harmonischen Oszillator bei Einwirkung einer zeitabhängigen äußeren Kraft F(t) auf.</text:span></text:p>
          </draw:text-box>
        </draw:frame>
        <draw:frame presentation:style-name="pr2" draw:layer="layout" svg:width="25.199cm" svg:height="12.18cm" svg:x="1.4cm" svg:y="4.914cm" presentation:class="subtitle" presentation:placeholder="true">
          <draw:text-box/>
        </draw:frame>
        <draw:frame draw:style-name="gr2" draw:text-style-name="P1" draw:layer="layout" svg:width="8.366cm" svg:height="2.192cm" svg:x="9.816cm" svg:y="9.403cm">
          <text:p/>
          <draw:object xlink:href="../Allgemeine%20Lösung%20gedämpfter%20linearer%20Osziallator%20unter%20Einfluß%20äußerer%20Kraft.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1" draw:text-style-name="P4" draw:layer="layout" svg:width="25.199cm" svg:height="4.027cm" svg:x="1.4cm" svg:y="0.574cm" presentation:class="title" presentation:user-transformed="true">
          <draw:text-box>
            <text:p><text:span text:style-name="T24">Nennen Sie eine mechanische und eine nicht-mechanische Realisierung für den linearen, gedämpften, harmonischen Oszillator bei Einwirkung einer zeitabhängigen äußeren Kraft F(t).</text:span></text:p>
          </draw:text-box>
        </draw:frame>
        <draw:frame presentation:style-name="pr2" draw:layer="layout" svg:width="25.199cm" svg:height="12.18cm" svg:x="1.4cm" svg:y="4.914cm" presentation:class="subtitle">
          <draw:text-box>
            <text:p>Mechanisch: Drehendes Rad, verbunden mit dem schwingenden Körper über eine Pleuelstange</text:p>
            <text:p>Nicht-mechanisch: Elektrischer Schwingkreis mit angelegter periodischer Wechselspannung</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rläutern Sie den Begriff Resonanz.</text:p>
          </draw:text-box>
        </draw:frame>
        <draw:frame presentation:style-name="pr2" draw:layer="layout" svg:width="25.199cm" svg:height="12.18cm" svg:x="1.4cm" svg:y="4.914cm" presentation:class="subtitle">
          <draw:text-box>
            <text:p>Resonanz bezeichnet ein ausgeprägtes Maximum der Amplitude in Abhängigkeit von der Kreisfrequenz <text:span text:style-name="T17">ω</text:span> und der Dämpfungsstärke <text:span text:style-name="T17">β</text:spa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ie hängt die Resonanzfrequenz mit der Reibung zusammen?</text:p>
          </draw:text-box>
        </draw:frame>
        <draw:frame presentation:style-name="pr2" draw:layer="layout" svg:width="25.199cm" svg:height="12.18cm" svg:x="1.4cm" svg:y="4.914cm" presentation:class="subtitle">
          <draw:text-box>
            <text:p>Die Resonanzfrequenz rutscht mit wachsender Reibung zu kleineren Freqenzen. Im Spezialfall des ungedämpften Oszillators fällt sie mit der Eigenfrequenz ω<text:span text:style-name="T4">0</text:span> desOszillators zusammen.</text:p>
          </draw:text-box>
        </draw:frame>
        <draw:frame draw:style-name="gr2" draw:text-style-name="P1" draw:layer="layout" svg:width="4.102cm" svg:height="1.367cm" svg:x="11.948cm" svg:y="12.916cm">
          <text:p/>
          <draw:object xlink:href="../Resonanzfrequenz.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Zeichnen Sie qualitativ das Verhalten der Schwingungsamplitude als Funktion der Frequenz der erregenden, periodischen Kraft.</text:p>
          </draw:text-box>
        </draw:frame>
        <draw:frame presentation:style-name="pr2" draw:layer="layout" svg:width="25.199cm" svg:height="12.18cm" svg:x="1.4cm" svg:y="4.914cm" presentation:class="subtitle" presentation:placeholder="true">
          <draw:text-box/>
        </draw:frame>
        <draw:frame draw:style-name="gr3" draw:text-style-name="P1" draw:layer="layout" svg:width="14.099cm" svg:height="9.999cm" svg:x="6.95cm" svg:y="5.5cm">
          <text:p/>
          <draw:object xlink:href="../Schwingungsamplitude%20als%20Funktion%20der%20Frequenz%20der%20erregenden%20periodischen%20Kraft.PNG"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as versteht man unter Phasenverschiebung?</text:p>
          </draw:text-box>
        </draw:frame>
        <draw:frame presentation:style-name="pr2" draw:layer="layout" svg:width="25.199cm" svg:height="12.18cm" svg:x="1.4cm" svg:y="4.914cm" presentation:class="subtitle">
          <draw:text-box>
            <text:p>Die Phasenverschiebung <text:s text:c="4"/>hinkt der Schwingungsamplitude der erregenden Kraft hinterher. Das Maximum der Auslenkung wird erst nach dem Maximum der Kraft erreicht.</text:p>
          </draw:text-box>
        </draw:frame>
        <draw:frame draw:style-name="gr2" draw:text-style-name="P1" draw:layer="layout" svg:width="0.826cm" svg:height="0.745cm" svg:x="11.274cm" svg:y="9.6cm">
          <text:p/>
          <draw:object xlink:href="../Phasenverschiebung.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ie hängt die Phasenverschiebung beim gedämpften Oszillator von der Frequenz der erregenden, periodischen Kraft ab?</text:p>
          </draw:text-box>
        </draw:frame>
        <draw:frame presentation:style-name="pr2" draw:layer="layout" svg:width="25.199cm" svg:height="12.18cm" svg:x="1.4cm" svg:y="4.914cm" presentation:class="subtitle" presentation:placeholder="true">
          <draw:text-box/>
        </draw:frame>
        <draw:frame draw:style-name="gr2" draw:text-style-name="P1" draw:layer="layout" svg:width="8.986cm" svg:height="2.429cm" svg:x="9.506cm" svg:y="9.285cm">
          <text:p/>
          <draw:object xlink:href="../Phasenverschiebung%20und%20Erregerfrequenz.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Leiten Sie durch Integration der dynamischen Grundgleichung einer eindimensionalen Bewegung den Begriff Arbeit her.</text:p>
          </draw:text-box>
        </draw:frame>
        <draw:frame presentation:style-name="pr2" draw:layer="layout" svg:width="25.199cm" svg:height="12.18cm" svg:x="1.4cm" svg:y="4.914cm" presentation:class="subtitle" presentation:placeholder="true">
          <draw:text-box/>
        </draw:frame>
        <draw:frame draw:style-name="gr2" draw:text-style-name="P1" draw:layer="layout" svg:width="9.139cm" svg:height="11.031cm" svg:x="9.43cm" svg:y="6.184cm">
          <text:p/>
          <draw:object xlink:href="../Arbeit%20als%20Integral%20der%20BWGL.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Leiten Sie durch Integration der dynamischen Grundgleichung einer eindimensionalen Bewegung den Begriff potentielle Energie her.</text:p>
          </draw:text-box>
        </draw:frame>
        <draw:frame presentation:style-name="pr2" draw:layer="layout" svg:width="25.199cm" svg:height="12.18cm" svg:x="1.4cm" svg:y="4.914cm" presentation:class="subtitle" presentation:placeholder="true">
          <draw:text-box/>
        </draw:frame>
        <draw:frame draw:style-name="gr2" draw:text-style-name="P1" draw:layer="layout" svg:width="9.139cm" svg:height="7.121cm" svg:x="9.43cm" svg:y="6.939cm">
          <text:p/>
          <draw:object xlink:href="../Potential%20als%20Integral%20der%20BWGL.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Leiten Sie durch Integration der dynamischen Grundgleichung einer eindimensionalen Bewegung den Begriff kinetische Energie her.</text:p>
          </draw:text-box>
        </draw:frame>
        <draw:frame presentation:style-name="pr2" draw:layer="layout" svg:width="25.199cm" svg:height="12.18cm" svg:x="1.4cm" svg:y="4.914cm" presentation:class="subtitle" presentation:placeholder="true">
          <draw:text-box/>
        </draw:frame>
        <draw:frame draw:style-name="gr2" draw:text-style-name="P1" draw:layer="layout" svg:width="9.139cm" svg:height="7.425cm" svg:x="9.43cm" svg:y="6.787cm">
          <text:p/>
          <draw:object xlink:href="../Kinetische%20Energie%20als%20Integral%20der%20BWGL.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Leiten Sie durch Integration der dynamischen Grundgleichung einer eindimensionalen Bewegung den Begriff Gesamtenergie her.</text:p>
          </draw:text-box>
        </draw:frame>
        <draw:frame presentation:style-name="pr2" draw:layer="layout" svg:width="25.199cm" svg:height="12.18cm" svg:x="1.4cm" svg:y="4.914cm" presentation:class="subtitle" presentation:placeholder="true">
          <draw:text-box/>
        </draw:frame>
        <draw:frame draw:style-name="gr2" draw:text-style-name="P1" draw:layer="layout" svg:width="9.293cm" svg:height="9.023cm" svg:x="9.353cm" svg:y="7.088cm">
          <text:p/>
          <draw:object xlink:href="../Gesamtenergie%20als%20Integral%20der%20BWGL.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office:forms form:automatic-focus="false" form:apply-design-mode="false"/>
        <draw:frame presentation:style-name="pr1" draw:text-style-name="P3" draw:layer="layout" svg:width="25.199cm" svg:height="4.929cm" svg:x="1.4cm" svg:y="0.124cm" presentation:class="title" presentation:user-transformed="true">
          <draw:text-box>
            <text:p><text:span text:style-name="T14">Leiten Sie durch Integration der dynamischen Grundgleichung einer eindimensionalen Bewegung die Begriffe Arbeit, potentielle und kinetische Energie, Gesamtenergie her. Definieren Sie damit klassisch erlaubte bzw. klassisch verbotene Bewegungsbereiche.</text:span></text:p>
          </draw:text-box>
        </draw:frame>
        <draw:frame presentation:style-name="pr2" draw:layer="layout" svg:width="25.199cm" svg:height="12.18cm" svg:x="1.4cm" svg:y="4.914cm" presentation:class="subtitle">
          <draw:text-box>
            <text:p><text:span text:style-name="T25">Da </text:span><text:span text:style-name="T2">T</text:span><text:span text:style-name="T25"> nicht negativ ist folgt aus</text:span></text:p>
            <text:p><text:span text:style-name="T25"/></text:p>
            <text:p><text:span text:style-name="T25"/></text:p>
            <text:p><text:span text:style-name="T2">klassisch erlaubter Bewegungsbereich</text:span>: <text:span text:style-name="T2">E</text:span> ≥ <text:span text:style-name="T2">V</text:span>(<text:span text:style-name="T2">x</text:span>)</text:p>
            <text:p><text:span text:style-name="T2">klassisch verbotener Bewegungsbereich</text:span>: <text:span text:style-name="T2">E</text:span> &lt; <text:span text:style-name="T2">V</text:span>(<text:span text:style-name="T2">x</text:span>)</text:p>
            <text:p><text:span text:style-name="T2">klassische Umkehrpunkte</text:span>: <text:span text:style-name="T2">E</text:span> = <text:span text:style-name="T2">V</text:span>(<text:span text:style-name="T2">x</text:span>)</text:p>
          </draw:text-box>
        </draw:frame>
        <draw:frame draw:style-name="gr2" draw:text-style-name="P1" draw:layer="layout" svg:width="9.288cm" svg:height="2.192cm" svg:x="9.355cm" svg:y="8.903cm">
          <text:p/>
          <draw:object xlink:href="../Gesamtenergie%20einzeln.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Diskutieren Sie mit Hilfe des Potentials qualitativ die eindimensionale Bewegung des Massenpunktes.</text:p>
          </draw:text-box>
        </draw:frame>
        <draw:frame presentation:style-name="pr2" draw:text-style-name="P8" draw:layer="layout" svg:width="25.199cm" svg:height="12.18cm" svg:x="1.4cm" svg:y="4.914cm" presentation:class="subtitle">
          <draw:text-box>
            <text:p text:style-name="P8"><text:span text:style-name="T31">Bei der eindimensionalen Bewegung ist es stets möglich die rechte Seite der Gleichung als Zeitableitung einer reinen Ortsfunktion zu interpretieren</text:span><text:span text:style-name="T32">.</text:span></text:p>
            <text:p text:style-name="P8"><text:span text:style-name="T32">Eine Kraft ist dann </text:span><text:span text:style-name="T33">konservativ</text:span><text:span text:style-name="T32">, wenn sie sich als Gradient eines skalaren Potentials schreiben lässt. </text:span><text:span text:style-name="T32">Dies bedeutet, dass </text:span><text:span text:style-name="T34">F</text:span><text:span text:style-name="T32"> insbesondere weder von <text:s text:c="2"/>, noch von </text:span><text:span text:style-name="T35">t</text:span><text:span text:style-name="T32"> abhängen darf.</text:span></text:p>
            <text:p text:style-name="P8"><text:span text:style-name="T32">Man erhält so das </text:span><text:span text:style-name="T33">Potential der Kraft F</text:span><text:span text:style-name="T32">,</text:span><text:span text:style-name="T32"> V(r): </text:span></text:p>
          </draw:text-box>
        </draw:frame>
        <draw:frame draw:style-name="gr2" draw:text-style-name="P1" draw:layer="layout" svg:width="9.139cm" svg:height="2.405cm" svg:x="9.43cm" svg:y="5.797cm">
          <text:p/>
          <draw:object xlink:href="../Potential%20der%20eindimensionalen%20Bewegung.odf" xlink:type="simple" xlink:show="embed" xlink:actuate="onLoad"/>
          <draw:image xlink:href="./ObjectReplacements/Object 41" xlink:type="simple" xlink:show="embed" xlink:actuate="onLoad"/>
        </draw:frame>
        <draw:frame draw:style-name="gr2" draw:text-style-name="P1" draw:layer="layout" svg:width="15.366cm" svg:height="4.731cm" svg:x="6.316cm" svg:y="13.834cm">
          <text:p/>
          <draw:object xlink:href="../Potential%20der%20konservativen%20Kraft%20F.odf" xlink:type="simple" xlink:show="embed" xlink:actuate="onLoad"/>
          <draw:image xlink:href="./ObjectReplacements/Object 40" xlink:type="simple" xlink:show="embed" xlink:actuate="onLoad"/>
        </draw:frame>
        <draw:frame draw:style-name="gr2" draw:text-style-name="P1" draw:layer="layout" svg:width="0.606cm" svg:height="1.033cm" svg:x="25.096cm" svg:y="10.983cm">
          <text:p/>
          <draw:object xlink:href="../dot%20r.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1" draw:text-style-name="P9" draw:layer="layout" svg:width="25.199cm" svg:height="4.384cm" svg:x="1.4cm" svg:y="0.398cm" presentation:class="title" presentation:user-transformed="true">
          <draw:text-box>
            <text:p><text:span text:style-name="T36">Welche Arbeit muss geleistet werden, um einen Massenpunkt im Feld</text:span><text:span text:style-name="T36"><text:tab/></text:span><text:span text:style-name="T36"><text:tab/></text:span><text:span text:style-name="T36"><text:tab/></text:span><text:span text:style-name="T36"><text:tab/></text:span><text:span text:style-name="T36"> <text:s text:c="2"/>um die Strecke d</text:span><text:span text:style-name="T37">r</text:span><text:span text:style-name="T36"> <text:s/>zu verschieben? Diskutieren Sie insbesondere das Vorzeichen.</text:span></text:p>
          </draw:text-box>
        </draw:frame>
        <draw:frame presentation:style-name="pr2" draw:layer="layout" svg:width="25.199cm" svg:height="12.18cm" svg:x="1.4cm" svg:y="4.914cm" presentation:class="subtitle">
          <draw:text-box>
            <text:p/>
            <text:p/>
            <text:p/>
            <text:p/>
            <text:p/>
            <text:p/>
            <text:p/>
            <text:p/>
            <text:p>Bei einer Verschiebung in Feldrichtung verrichtet der Massenpunkt selbst Arbeit, die als negativ definiert wird.</text:p>
          </draw:text-box>
        </draw:frame>
        <draw:frame draw:style-name="gr2" draw:text-style-name="P1" draw:layer="layout" svg:width="16.749cm" svg:height="8.491cm" svg:x="6.067cm" svg:y="5.751cm">
          <text:p/>
          <draw:object xlink:href="../Arbeit%20Massenpunkt%20im%20Feld.odf" xlink:type="simple" xlink:show="embed" xlink:actuate="onLoad"/>
          <draw:image xlink:href="./ObjectReplacements/Object 38" xlink:type="simple" xlink:show="embed" xlink:actuate="onLoad"/>
        </draw:frame>
        <draw:frame draw:style-name="gr2" draw:text-style-name="P1" draw:layer="layout" svg:width="5.099cm" svg:height="1.033cm" svg:x="5.9cm" svg:y="2cm">
          <text:p/>
          <draw:object xlink:href="../Kraftfeld.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Von welchen Faktoren ist die Arbeit bei einer Verschiebung über endliche Wegstrecken abhängig?</text:p>
          </draw:text-box>
        </draw:frame>
        <draw:frame presentation:style-name="pr2" draw:layer="layout" svg:width="25.199cm" svg:height="12.18cm" svg:x="1.4cm" svg:y="4.914cm" presentation:class="subtitle">
          <draw:text-box>
            <text:p>Unter anderem vom Weg</text:p>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ist die Leistung P definiert?</text:p>
          </draw:text-box>
        </draw:frame>
        <draw:frame presentation:style-name="pr2" draw:layer="layout" svg:width="25.199cm" svg:height="12.18cm" svg:x="1.4cm" svg:y="4.914cm" presentation:class="subtitle">
          <draw:text-box>
            <text:p>Als Arbeit pro Zeit:</text:p>
            <text:p/>
            <text:p/>
            <text:p/>
          </draw:text-box>
        </draw:frame>
        <draw:frame draw:style-name="gr2" draw:text-style-name="P1" draw:layer="layout" svg:width="16.771cm" svg:height="3.773cm" svg:x="5.614cm" svg:y="10.313cm">
          <text:p/>
          <draw:object xlink:href="../Leistung.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elche Dimension besitzt die Leistung P?</text:p>
          </draw:text-box>
        </draw:frame>
        <draw:frame presentation:style-name="pr2" draw:layer="layout" svg:width="25.199cm" svg:height="12.18cm" svg:x="1.4cm" svg:y="4.914cm" presentation:class="subtitle" presentation:user-transformed="true">
          <draw:text-box>
            <text:p>Joule/s = Watt</text:p>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nn heißen Kräfte konservativ? Nennen Sie einige Kriterien.</text:p>
          </draw:text-box>
        </draw:frame>
        <draw:frame presentation:style-name="pr2" draw:layer="layout" svg:width="25.199cm" svg:height="12.18cm" svg:x="1.4cm" svg:y="4.914cm" presentation:class="subtitle">
          <draw:text-box>
            <text:p><text:span text:style-name="T5">Eine Kraft </text:span><text:span text:style-name="T13">F</text:span><text:span text:style-name="T5"> ist dann </text:span><text:span text:style-name="T3">konservativ</text:span><text:span text:style-name="T5">, wenn sie sich als Gradient eines skalaren Potentials schreiben lässt.</text:span></text:p>
            <text:p/>
            <text:p>Eine Kraft <text:span text:style-name="T13">F</text:span> hat genau dann ein Potential, wenn rot <text:span text:style-name="T13">F</text:span> verschwindet.</text:p>
            <text:p/>
            <text:p><text:span text:style-name="T5">Ein Kraftfeld </text:span><text:span text:style-name="T13">F</text:span><text:span text:style-name="T5"> ist genau dann konservativ, wenn die Arbeit beim Verschieben des Massenpunktes zwischen zwei Raumpunkten wegunabhängig ist.</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m Potential einer Kraft?</text:p>
          </draw:text-box>
        </draw:frame>
        <draw:frame presentation:style-name="pr2" draw:layer="layout" svg:width="25.199cm" svg:height="12.18cm" svg:x="1.4cm" svg:y="4.914cm" presentation:class="subtitle" presentation:user-transformed="true">
          <draw:text-box>
            <text:p>Die Möglichkeit Arbeit an einem Massenpunkt längs seines Weges zu leisten, also seinen Bewegungszustand zu ändern</text:p>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er Energiesatz?</text:p>
          </draw:text-box>
        </draw:frame>
        <draw:frame presentation:style-name="pr2" draw:layer="layout" svg:width="25.199cm" svg:height="12.18cm" svg:x="1.4cm" svg:y="4.914cm" presentation:class="subtitle">
          <draw:text-box>
            <text:p>Die zeitliche Änderung der Energie ist gleich der Leistung der dissipativen Kräfte.</text:p>
          </draw:text-box>
        </draw:frame>
        <draw:frame draw:style-name="gr2" draw:text-style-name="P1" draw:layer="layout" svg:width="8.332cm" svg:height="2.192cm" svg:x="9.833cm" svg:y="12.303cm">
          <text:p/>
          <draw:object xlink:href="../Energiesatz.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as Potential des räumlich isotropen harmonischen Oszillators?</text:p>
          </draw:text-box>
        </draw:frame>
        <draw:frame presentation:style-name="pr2" draw:layer="layout" svg:width="25.199cm" svg:height="12.18cm" svg:x="1.4cm" svg:y="4.914cm" presentation:class="subtitle" presentation:placeholder="true">
          <draw:text-box/>
        </draw:frame>
        <draw:frame draw:style-name="gr2" draw:text-style-name="P1" draw:layer="layout" svg:width="21.657cm" svg:height="7.288cm" svg:x="3.171cm" svg:y="6.855cm">
          <text:p/>
          <draw:object xlink:href="../Potential%20des%20räumlich%20isotropen%20harmonischen%20Oszillators.odf" xlink:type="simple" xlink:show="embed" xlink:actuate="onLoad"/>
          <draw:image xlink:href="./ObjectReplacements/Object 45" xlink:type="simple" xlink:show="embed" xlink:actuate="onLoad"/>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Definieren Sie Drehimpuls.</text:p>
          </draw:text-box>
        </draw:frame>
        <draw:frame presentation:style-name="pr2" draw:layer="layout" svg:width="25.199cm" svg:height="12.18cm" svg:x="1.4cm" svg:y="4.914cm" presentation:class="subtitle" presentation:user-transformed="true">
          <draw:text-box>
            <text:p>Multipliziert man die dynamische Grundgleichung vektoriell mit <text:span text:style-name="T13">r</text:span>,</text:p>
            <text:p/>
            <text:p>so erhält man auf der linken Seite die Zeitableitung des Drehimpulses:</text:p>
          </draw:text-box>
        </draw:frame>
        <draw:frame draw:style-name="gr2" draw:text-style-name="P1" draw:layer="layout" svg:width="7.063cm" svg:height="1.033cm" svg:x="10.468cm" svg:y="9.983cm">
          <text:p/>
          <draw:object xlink:href="../Dynamische%20Grundgleichung%20vektoriell%20multipliziert%20mit%20r.odf" xlink:type="simple" xlink:show="embed" xlink:actuate="onLoad"/>
          <draw:image xlink:href="./ObjectReplacements/Object 46" xlink:type="simple" xlink:show="embed" xlink:actuate="onLoad"/>
        </draw:frame>
        <draw:frame draw:style-name="gr2" draw:text-style-name="P1" draw:layer="layout" svg:width="8.57cm" svg:height="1.033cm" svg:x="9.714cm" svg:y="13.483cm">
          <text:p/>
          <draw:object xlink:href="../Drehimpuls.odf" xlink:type="simple" xlink:show="embed" xlink:actuate="onLoad"/>
          <draw:image xlink:href="./ObjectReplacements/Object 47" xlink:type="simple" xlink:show="embed" xlink:actuate="onLoad"/>
        </draw:frame>
        <draw:frame draw:style-name="gr2" draw:text-style-name="P1" draw:layer="layout" svg:width="6.098cm" svg:height="2.192cm" svg:x="11.05cm" svg:y="16.103cm">
          <text:p/>
          <draw:object xlink:href="../Drehimpuls%202.odf" xlink:type="simple" xlink:show="embed" xlink:actuate="onLoad"/>
          <draw:image xlink:href="./ObjectReplacements/Object 48" xlink:type="simple" xlink:show="embed" xlink:actuate="onLoad"/>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Definieren Sie Drehmoment.</text:p>
          </draw:text-box>
        </draw:frame>
        <draw:frame presentation:style-name="pr2" draw:layer="layout" svg:width="25.199cm" svg:height="12.18cm" svg:x="1.4cm" svg:y="4.914cm" presentation:class="subtitle">
          <draw:text-box>
            <text:p>Die zeitliche Änderung des Drehimpulses entspricht dem Drehmoment</text:p>
            <text:p/>
          </draw:text-box>
        </draw:frame>
        <draw:frame draw:style-name="gr2" draw:text-style-name="P1" draw:layer="layout" svg:width="7.255cm" svg:height="2.192cm" svg:x="10.372cm" svg:y="11.603cm">
          <text:p/>
          <draw:object xlink:href="../Drehmoment.odf" xlink:type="simple" xlink:show="embed" xlink:actuate="onLoad"/>
          <draw:image xlink:href="./ObjectReplacements/Object 49" xlink:type="simple" xlink:show="embed" xlink:actuate="onLoad"/>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Untersuchen Sie am Beispiel der geradlinig gleichförmigen Bewegung, ob der Drehimpuls eine reine Teilcheneigenschaft ist.</text:p>
          </draw:text-box>
        </draw:frame>
        <draw:frame presentation:style-name="pr2" draw:layer="layout" svg:width="25.199cm" svg:height="12.18cm" svg:x="1.4cm" svg:y="4.914cm" presentation:class="subtitle">
          <draw:text-box>
            <text:p>Der Drehimpuls ist keine reine Teilcheneigenschaft, sondern hängt auch von der Wahl des Bezugspunktes ab.</text:p>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xt:s/>Wie hängt der Drehimpuls L vom Bezugspunkt ab?</text:p>
          </draw:text-box>
        </draw:frame>
        <draw:frame presentation:style-name="pr2" draw:layer="layout" svg:width="25.199cm" svg:height="12.18cm" svg:x="1.4cm" svg:y="4.914cm" presentation:class="subtitle">
          <draw:text-box>
            <text:p>Verschiebt man den Koordinatenursprung um den konstanten Vektor <text:span text:style-name="T13">a</text:span>, so folgt für den Drehimpuls:</text:p>
          </draw:text-box>
        </draw:frame>
        <draw:frame draw:style-name="gr2" draw:text-style-name="P1" draw:layer="layout" svg:width="17.437cm" svg:height="2.108cm" svg:x="5.281cm" svg:y="12.145cm">
          <text:p/>
          <draw:object xlink:href="../Drehimpuls%20mit%20Bezugspunkt.odf" xlink:type="simple" xlink:show="embed" xlink:actuate="onLoad"/>
          <draw:image xlink:href="./ObjectReplacements/Object 50" xlink:type="simple" xlink:show="embed" xlink:actuate="onLoad"/>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er Drehimpulssatz?</text:p>
          </draw:text-box>
        </draw:frame>
        <draw:frame presentation:style-name="pr2" draw:layer="layout" svg:width="25.199cm" svg:height="12.18cm" svg:x="1.4cm" svg:y="4.914cm" presentation:class="subtitle">
          <draw:text-box>
            <text:p>Die zeitliche Änderung des Drehimpulses entspricht dem Drehmoment.</text:p>
          </draw:text-box>
        </draw:frame>
        <draw:frame draw:style-name="gr2" draw:text-style-name="P1" draw:layer="layout" svg:width="7.255cm" svg:height="2.192cm" svg:x="10.372cm" svg:y="12.303cm">
          <text:p/>
          <draw:object xlink:href="../Drehmoment.odf" xlink:type="simple" xlink:show="embed" xlink:actuate="onLoad"/>
          <draw:image xlink:href="./ObjectReplacements/Object 51" xlink:type="simple" xlink:show="embed" xlink:actuate="onLoad"/>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nn ist eine Zentralkraft konservativ?</text:p>
          </draw:text-box>
        </draw:frame>
        <draw:frame presentation:style-name="pr2" draw:layer="layout" svg:width="25.199cm" svg:height="12.18cm" svg:x="1.4cm" svg:y="4.914cm" presentation:class="subtitle">
          <draw:text-box>
            <text:p>Wenn sie weder von der Zeit, noch von der Geschwindigkeit des Massenpunktes abhängt sowie die Änderung des Feldes in radialer Richtung <text:span text:style-name="T13">e</text:span><text:span text:style-name="T38">r</text:span> erfolgt.</text:p>
            <text:p>Eine konservative Kraft ist genau dann Zentralkraft, wenn <text:span text:style-name="T2">V</text:span>(<text:span text:style-name="T13">r</text:span>) = <text:span text:style-name="T2">V</text:span>(<text:span text:style-name="T2">r</text:span>)</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nn gilt Drehimpulserhaltung?</text:p>
          </draw:text-box>
        </draw:frame>
        <draw:frame presentation:style-name="pr2" draw:layer="layout" svg:width="25.199cm" svg:height="12.18cm" svg:x="1.4cm" svg:y="4.914cm" presentation:class="subtitle">
          <draw:text-box>
            <text:p>Wenn das Drehmoment identisch Null ist.</text:p>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orin besteht die Aussage des Flächensatzes?</text:p>
          </draw:text-box>
        </draw:frame>
        <draw:frame presentation:style-name="pr2" draw:layer="layout" svg:width="25.199cm" svg:height="12.18cm" svg:x="1.4cm" svg:y="4.914cm" presentation:class="subtitle" presentation:user-transformed="true">
          <draw:text-box>
            <text:p>Bei Drehimpulserhaltung überstreicht der Radiusvektor (Fahrstrahl) des Massenpunktes in gleichen Zeiten gleiche Flächen.</text:p>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ie kann man aus dem Drehimpuls- und dem Energiesatz ein allgemeines Verfahren zur Lösung der Bewegungsgleichung formulieren?</text:p>
          </draw:text-box>
        </draw:frame>
        <draw:frame presentation:style-name="pr2" draw:layer="layout" svg:width="25.199cm" svg:height="12.18cm" svg:x="1.4cm" svg:y="4.914cm" presentation:class="subtitle">
          <draw:text-box>
            <text:p>Man führt den Energiesatz über das <text:span text:style-name="T3">effektive Potential</text:span><text:span text:style-name="T5"> auf dieselbe Struktur wie bei einer eindimensionalen Bewegung zurück. Durch Umkehrung der Integration erhält man die Bahn </text:span><text:span text:style-name="T39">r </text:span><text:span text:style-name="T5">= </text:span><text:span text:style-name="T39">r</text:span><text:span text:style-name="T5">(</text:span><text:span text:style-name="T40">ϕ</text:span><text:span text:style-name="T41">) und durch Einsetzen von </text:span><text:span text:style-name="T42">r </text:span><text:span text:style-name="T41">= </text:span><text:span text:style-name="T42">r</text:span><text:span text:style-name="T41">(</text:span><text:span text:style-name="T42">t</text:span><text:span text:style-name="T41">) auch </text:span><text:span text:style-name="T43">ϕ </text:span><text:span text:style-name="T40">= ϕ(</text:span><text:span text:style-name="T44">t</text:span><text:span text:style-name="T40">).</text:span></text:p>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elchem Potentialtyp unterliegt die Planetenbewegung?</text:p>
          </draw:text-box>
        </draw:frame>
        <draw:frame presentation:style-name="pr2" draw:layer="layout" svg:width="25.199cm" svg:height="12.18cm" svg:x="1.4cm" svg:y="4.914cm" presentation:class="subtitle">
          <draw:text-box>
            <text:p>Einem Zentralkraftfeld</text:p>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Von welcher geometrischen Form sind die Planetenbahnen?</text:p>
          </draw:text-box>
        </draw:frame>
        <draw:frame presentation:style-name="pr2" draw:layer="layout" svg:width="25.199cm" svg:height="12.18cm" svg:x="1.4cm" svg:y="4.914cm" presentation:class="subtitle">
          <draw:text-box>
            <text:p>Von der Form von <text:span text:style-name="T3">Kegelschnitten</text:span></text:p>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5cm" svg:x="2.1cm" svg:y="14.107cm" presentation:class="notes" presentation:placeholder="true">
            <draw:text-box/>
          </draw:frame>
        </presentation:notes>
      </draw:page>
      <draw:page draw:name="page76"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ie bestimmen bei einer Ellipsenbahn Drehimpuls L und Gesamtenergie E die beiden Halbachsen?</text:p>
          </draw:text-box>
        </draw:frame>
        <draw:frame presentation:style-name="pr2" draw:layer="layout" svg:width="25.199cm" svg:height="12.18cm" svg:x="1.4cm" svg:y="4.914cm" presentation:class="subtitle">
          <draw:text-box>
            <text:p><text:span text:style-name="T2">L</text:span> beeinflusst beide Halbachsen, <text:span text:style-name="T39">E</text:span> bestimmt die große Halbachse.</text:p>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5cm" svg:x="2.1cm" svg:y="14.107cm" presentation:class="notes" presentation:placeholder="true">
            <draw:text-box/>
          </draw:frame>
        </presentation:notes>
      </draw:page>
      <draw:page draw:name="page7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odurch ist die Hyperbelbahn gekennzeichnet?</text:p>
          </draw:text-box>
        </draw:frame>
        <draw:frame presentation:style-name="pr2" draw:layer="layout" svg:width="25.199cm" svg:height="12.18cm" svg:x="1.4cm" svg:y="4.914cm" presentation:class="subtitle">
          <draw:text-box>
            <text:p>Durch den <text:span text:style-name="T3">Stoßparameter </text:span><text:span text:style-name="T13">d</text:span> und den <text:span text:style-name="T3">Winkel </text:span><text:span text:style-name="T45">ϑ</text:span><text:span text:style-name="T17"> (Winkel, um den es beim Umfliegen des Zentrums insgesamt abgelenkt wird)</text:span><text:span text:style-name="T18">.</text:span></text:p>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der Stoßparameter d?</text:p>
          </draw:text-box>
        </draw:frame>
        <draw:frame presentation:style-name="pr2" draw:layer="layout" svg:width="25.199cm" svg:height="12.18cm" svg:x="1.4cm" svg:y="4.914cm" presentation:class="subtitle">
          <draw:text-box>
            <text:p>Der Abstand, in dem das Teilchen am Zentrum vorbeifliegen würde wenn keine Ablenkung stattfände</text:p>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5cm" svg:x="2.1cm" svg:y="14.107cm" presentation:class="notes" presentation:placeholder="true">
            <draw:text-box/>
          </draw:frame>
        </presentation:notes>
      </draw:page>
      <draw:page draw:name="page7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hängen Stoßparameter d und Ablenkwinkel ϑ mit L und E zusammen?</text:p>
          </draw:text-box>
        </draw:frame>
        <draw:frame presentation:style-name="pr2" draw:layer="layout" svg:width="25.199cm" svg:height="12.18cm" svg:x="1.4cm" svg:y="4.914cm" presentation:class="subtitle" presentation:placeholder="true">
          <draw:text-box/>
        </draw:frame>
        <draw:frame draw:style-name="gr2" draw:text-style-name="P1" draw:layer="layout" svg:width="10.656cm" svg:height="2.272cm" svg:x="8.671cm" svg:y="9.363cm">
          <text:p/>
          <draw:object xlink:href="../Bestimmungsstücke%20der%20Hyperbelbahn.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79" presentation:class="page"/>
          <draw:frame presentation:style-name="pr3" draw:layer="layout" svg:width="16.799cm" svg:height="13.365cm" svg:x="2.1cm" svg:y="14.107cm" presentation:class="notes" presentation:placeholder="true">
            <draw:text-box/>
          </draw:frame>
        </presentation:notes>
      </draw:page>
      <draw:page draw:name="page8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elche Bedeutung haben die erste und zweite kosmische Geschwindigkeit?</text:p>
          </draw:text-box>
        </draw:frame>
        <draw:frame presentation:style-name="pr2" draw:layer="layout" svg:width="25.199cm" svg:height="12.18cm" svg:x="1.4cm" svg:y="4.914cm" presentation:class="subtitle">
          <draw:text-box>
            <text:p>Die erste kosmische Geschwindigkeit ist einer Mindestgeschwindigkeit tangential zur Erdoberfläche äquivalent.</text:p>
            <text:p>Die zweite kosmische Geschwindigkeit ist die Geschwindigkeit, die benötigt wird um das Schwerefeld der Erde zu verlassen.</text:p>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5cm" svg:x="2.1cm" svg:y="14.107cm" presentation:class="notes" presentation:placeholder="true">
            <draw:text-box/>
          </draw:frame>
        </presentation:notes>
      </draw:page>
      <draw:page draw:name="page8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n die Kepler’schen Gesetze?</text:p>
          </draw:text-box>
        </draw:frame>
        <draw:frame presentation:style-name="pr2" draw:layer="layout" svg:width="25.199cm" svg:height="12.18cm" svg:x="1.4cm" svg:y="4.914cm" presentation:class="subtitle">
          <draw:text-box>
            <text:p>1. Die Planeten bewegen sich auf Ellipsen, in deren einem Brennpunkt die Sonne steht.</text:p>
            <text:p>2. Der Fahrstrahl von der Sonne zum Planeten überstreicht in gleichen Zeiten gleiche Flächen.</text:p>
            <text:p>3. Die Quadrate der Umlaufzeiten zweier Planeten verhalten sich wie Kuben der großen Achsen der Ellipsen.</text:p>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6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1-26T22:51:31.436000000</dc:date>
    <meta:document-statistic meta:object-count="395"/>
  </office:meta>
</office:document-meta>
</file>